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385cm" fo:min-width="0.135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35cm" draw:marker-start-width="0.252cm" draw:marker-end-width="0.252cm" draw:fill-color="#ffffa6" draw:textarea-horizontal-align="justify" draw:textarea-vertical-align="middle" draw:auto-grow-height="false" fo:min-height="2.608cm" fo:min-width="2.675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608cm" fo:min-width="2.675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1.097cm" fo:min-width="0.847cm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loext:fill-use-slide-background="false" draw:textarea-horizontal-align="justify" draw:textarea-vertical-align="middle" draw:auto-grow-height="false" fo:min-height="0.385cm" fo:min-width="0.135cm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55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694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573cm" loext:decorative="false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-color="#ffffd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d7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000000"/>
      <style:paragraph-properties fo:text-align="center"/>
      <style:text-properties fo:font-weight="bold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weight="bold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061cm" svg:y1="3.136cm" svg:x2="7.602cm" svg:y2="3.136cm">
          <text:p/>
        </draw:line>
        <draw:line draw:style-name="gr1" draw:text-style-name="P1" draw:layer="layout" svg:x1="5.062cm" svg:y1="3.136cm" svg:x2="7.603cm" svg:y2="3.136cm">
          <text:p/>
        </draw:line>
        <draw:line draw:style-name="gr1" draw:text-style-name="P1" draw:layer="layout" svg:x1="5.062cm" svg:y1="4.336cm" svg:x2="7.603cm" svg:y2="4.336cm">
          <text:p/>
        </draw:line>
        <draw:line draw:style-name="gr1" draw:text-style-name="P1" draw:layer="layout" svg:x1="11.8cm" svg:y1="2.33cm" svg:x2="15.292cm" svg:y2="2.33cm">
          <text:p/>
        </draw:line>
        <draw:line draw:style-name="gr1" draw:text-style-name="P1" draw:layer="layout" svg:x1="11.8cm" svg:y1="3.112cm" svg:x2="15.292cm" svg:y2="3.112cm">
          <text:p/>
        </draw:line>
        <draw:line draw:style-name="gr1" draw:text-style-name="P1" draw:layer="layout" svg:x1="16.245cm" svg:y1="0.725cm" svg:x2="16.245cm" svg:y2="1.36cm">
          <text:p/>
        </draw:line>
        <draw:polygon draw:style-name="gr2" draw:text-style-name="P1" draw:layer="layout" svg:width="0.953cm" svg:height="0.635cm" svg:x="1.956cm" svg:y="0.406cm" svg:viewBox="0 0 954 636" draw:points="0,635 0,0 477,0 954,318 477,636 477,635">
          <text:p/>
        </draw:polygon>
        <draw:polygon draw:style-name="gr2" draw:text-style-name="P1" draw:layer="layout" svg:width="0.953cm" svg:height="0.635cm" svg:x="1.956cm" svg:y="1.406cm" svg:viewBox="0 0 954 636" draw:points="0,635 0,0 477,0 954,318 477,636 477,635">
          <text:p/>
        </draw:polygon>
        <draw:custom-shape draw:style-name="gr3" draw:text-style-name="P2" draw:layer="layout" svg:width="3.175cm" svg:height="2.858cm" svg:x="15.61cm" svg:y="1.6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2.858cm" svg:x="15.51cm" svg:y="1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2.858cm" svg:x="15.41cm" svg:y="1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2.858cm" svg:x="15.31cm" svg:y="1.3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2.858cm" svg:x="15.21cm" svg:y="1.2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75cm" svg:height="2.858cm" svg:x="15.11cm" svg:y="1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905cm" svg:x="7.355cm" svg:y="2.777cm">
          <text:p text:style-name="P4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91cm" svg:y1="0.725cm" svg:x2="16.245cm" svg:y2="0.725cm">
          <text:p/>
        </draw:line>
        <draw:line draw:style-name="gr1" draw:text-style-name="P1" draw:layer="layout" svg:x1="2.911cm" svg:y1="1.725cm" svg:x2="11.8cm" svg:y2="1.725cm">
          <text:p/>
        </draw:line>
        <draw:line draw:style-name="gr1" draw:text-style-name="P1" draw:layer="layout" svg:x1="9.26cm" svg:y1="3.736cm" svg:x2="11.801cm" svg:y2="3.736cm">
          <text:p/>
        </draw:line>
        <draw:line draw:style-name="gr1" draw:text-style-name="P1" draw:layer="layout" svg:x1="11.8cm" svg:y1="1.704cm" svg:x2="11.8cm" svg:y2="2.339cm">
          <text:p/>
        </draw:line>
        <draw:line draw:style-name="gr1" draw:text-style-name="P1" draw:layer="layout" svg:x1="11.8cm" svg:y1="3.105cm" svg:x2="11.8cm" svg:y2="3.74cm">
          <text:p/>
        </draw:line>
        <draw:line draw:style-name="gr1" draw:text-style-name="P1" draw:layer="layout" svg:x1="18.27cm" svg:y1="2.645cm" svg:x2="23.547cm" svg:y2="2.645cm">
          <text:p/>
        </draw:line>
        <draw:polygon draw:style-name="gr6" draw:text-style-name="P6" draw:layer="layout" svg:width="0.953cm" svg:height="0.635cm" svg:x="23.456cm" svg:y="2.306cm" svg:viewBox="0 0 954 636" draw:points="0,635 0,0 477,0 954,318 477,636 477,635">
          <text:p/>
        </draw:polygon>
        <draw:line draw:style-name="gr1" draw:text-style-name="P1" draw:layer="layout" svg:x1="5.085cm" svg:y1="2.521cm" svg:x2="5.085cm" svg:y2="3.156cm">
          <text:p/>
        </draw:line>
        <draw:line draw:style-name="gr1" draw:text-style-name="P1" draw:layer="layout" svg:x1="5.085cm" svg:y1="4.322cm" svg:x2="5.085cm" svg:y2="5.805cm">
          <text:p/>
        </draw:line>
        <draw:line draw:style-name="gr7" draw:text-style-name="P7" draw:layer="layout" svg:x1="4.755cm" svg:y1="2.54cm" svg:x2="5.39cm" svg:y2="2.54cm">
          <text:p/>
        </draw:line>
        <draw:line draw:style-name="gr1" draw:text-style-name="P1" draw:layer="layout" svg:x1="5.081cm" svg:y1="5.794cm" svg:x2="21.642cm" svg:y2="5.794cm">
          <text:p/>
        </draw:line>
        <draw:line draw:style-name="gr1" draw:text-style-name="P1" draw:layer="layout" svg:x1="21.624cm" svg:y1="2.63cm" svg:x2="21.624cm" svg:y2="5.805cm">
          <text:p/>
        </draw:line>
        <draw:custom-shape draw:style-name="gr8" draw:text-style-name="P8" draw:layer="layout" svg:width="0.152cm" svg:height="0.152cm" svg:x="21.543cm" svg:y="2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2.222cm" svg:height="0.962cm" svg:x="-0.265cm" svg:y="0.243cm">
          <draw:text-box>
            <text:p text:style-name="P9">reset</text:p>
          </draw:text-box>
        </draw:frame>
        <draw:frame draw:style-name="gr9" draw:text-style-name="P10" draw:layer="layout" svg:width="2.222cm" svg:height="0.962cm" svg:x="-0.265cm" svg:y="1.243cm">
          <draw:text-box>
            <text:p text:style-name="P9">clk</text:p>
          </draw:text-box>
        </draw:frame>
        <draw:frame draw:style-name="gr10" draw:text-style-name="P10" draw:layer="layout" svg:width="3.357cm" svg:height="0.962cm" svg:x="24.335cm" svg:y="2.143cm">
          <draw:text-box>
            <text:p text:style-name="P9">value[7:0]</text:p>
          </draw:text-box>
        </draw:frame>
        <draw:frame draw:style-name="gr11" draw:text-style-name="P10" draw:layer="layout" svg:width="4.127cm" svg:height="0.962cm" svg:x="16.68cm" svg:y="0.143cm">
          <draw:text-box>
            <text:p text:style-name="P9">val_reg[7:0]</text:p>
          </draw:text-box>
        </draw:frame>
        <draw:frame draw:style-name="gr12" draw:text-style-name="P10" draw:layer="layout" svg:width="5.591cm" svg:height="0.962cm" svg:x="14.24cm" svg:y="4.525cm">
          <draw:text-box>
            <text:p text:style-name="P9">RTL_REG_SYNC</text:p>
          </draw:text-box>
        </draw:frame>
        <draw:frame draw:style-name="gr11" draw:text-style-name="P10" draw:layer="layout" svg:width="3.525cm" svg:height="0.962cm" svg:x="6.507cm" svg:y="4.525cm">
          <draw:text-box>
            <text:p text:style-name="P9">RTL_ADD</text:p>
          </draw:text-box>
        </draw:frame>
        <draw:frame draw:style-name="gr11" draw:text-style-name="P10" draw:layer="layout" svg:width="4.127cm" svg:height="0.962cm" svg:x="6.403cm" svg:y="1.995cm">
          <draw:text-box>
            <text:p text:style-name="P9">valN_i</text:p>
          </draw:text-box>
        </draw:frame>
        <draw:frame draw:style-name="gr13" draw:text-style-name="P12" draw:layer="layout" svg:width="1.27cm" svg:height="0.952cm" svg:x="5.602cm" svg:y="2.512cm">
          <draw:text-box>
            <text:p text:style-name="P11"><text:span text:style-name="T2">I1</text:span></text:p>
          </draw:text-box>
        </draw:frame>
        <draw:frame draw:style-name="gr14" draw:text-style-name="P12" draw:layer="layout" svg:width="2.07cm" svg:height="0.823cm" svg:x="5.602cm" svg:y="3.612cm">
          <draw:text-box>
            <text:p text:style-name="P11"><text:span text:style-name="T2">I0[7:0]</text:span></text:p>
          </draw:text-box>
        </draw:frame>
        <draw:frame draw:style-name="gr14" draw:text-style-name="P12" draw:layer="layout" svg:width="2.07cm" svg:height="0.823cm" svg:x="9.202cm" svg:y="3.013cm">
          <draw:text-box>
            <text:p text:style-name="P11"><text:span text:style-name="T2">0[7:0]</text:span></text:p>
          </draw:text-box>
        </draw:frame>
        <draw:frame draw:style-name="gr14" draw:text-style-name="P12" draw:layer="layout" svg:width="2.07cm" svg:height="0.823cm" svg:x="15.484cm" svg:y="1.05cm">
          <draw:text-box>
            <text:p text:style-name="P11"><text:span text:style-name="T2">RST</text:span></text:p>
          </draw:text-box>
        </draw:frame>
        <draw:frame draw:style-name="gr14" draw:text-style-name="P12" draw:layer="layout" svg:width="1.261cm" svg:height="0.823cm" svg:x="15.256cm" svg:y="1.951cm">
          <draw:text-box>
            <text:p text:style-name="P11"><text:span text:style-name="T2">C</text:span></text:p>
          </draw:text-box>
        </draw:frame>
        <draw:frame draw:style-name="gr14" draw:text-style-name="P12" draw:layer="layout" svg:width="1.261cm" svg:height="0.823cm" svg:x="15.257cm" svg:y="2.67cm">
          <draw:text-box>
            <text:p text:style-name="P11"><text:span text:style-name="T2">D</text:span></text:p>
          </draw:text-box>
        </draw:frame>
        <draw:frame draw:style-name="gr14" draw:text-style-name="P12" draw:layer="layout" svg:width="1.261cm" svg:height="0.823cm" svg:x="17.558cm" svg:y="2.271cm">
          <draw:text-box>
            <text:p text:style-name="P11"><text:span text:style-name="T2">Q</text:span></text:p>
          </draw:text-box>
        </draw:frame>
        <draw:custom-shape draw:style-name="gr15" draw:text-style-name="P7" draw:layer="layout" svg:width="0.318cm" svg:height="0.318cm" draw:transform="rotate (-1.5707963267949) translate (15.428cm 2.17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18:33:43.427923609</meta:creation-date>
    <dc:date>2024-11-17T18:59:29.001414060</dc:date>
    <meta:editing-duration>PT4M41S</meta:editing-duration>
    <meta:editing-cycles>1</meta:editing-cycles>
    <meta:document-statistic meta:object-count="43"/>
    <meta:generator>LibreOffice/24.2.6.2$Linux_X86_64 LibreOffice_project/420$Build-2</meta:generator>
  </office:meta>
</office:document-meta>
</file>